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Lucida Bright" officeooo:paragraph-rsid="00163e50"/>
    </style:style>
    <style:style style:name="P2" style:family="paragraph" style:parent-style-name="Normal">
      <style:text-properties officeooo:paragraph-rsid="00163e50"/>
    </style:style>
    <style:style style:name="P3" style:family="paragraph" style:parent-style-name="Standard">
      <style:text-properties style:font-name="Lucida Bright"/>
    </style:style>
    <style:style style:name="P4" style:family="paragraph" style:parent-style-name="Standard">
      <style:text-properties style:font-name="Lucida Bright" officeooo:rsid="0013aaf6" officeooo:paragraph-rsid="00178f11"/>
    </style:style>
    <style:style style:name="P5" style:family="paragraph" style:parent-style-name="Standard">
      <style:text-properties style:font-name="Lucida Bright" officeooo:paragraph-rsid="00178f11"/>
    </style:style>
    <style:style style:name="P6" style:family="paragraph" style:parent-style-name="Normal">
      <style:text-properties officeooo:paragraph-rsid="00178f11"/>
    </style:style>
    <style:style style:name="P7" style:family="paragraph" style:parent-style-name="Heading_20_1" style:master-page-name="MP0">
      <style:paragraph-properties style:page-number="auto" fo:break-before="page"/>
      <style:text-properties officeooo:paragraph-rsid="00178f11"/>
    </style:style>
    <style:style style:name="T1" style:family="text">
      <style:text-properties style:font-name="Lucida Bright"/>
    </style:style>
    <style:style style:name="T2" style:family="text">
      <style:text-properties style:font-name="Lucida Bright" fo:font-size="14pt" style:font-size-asian="14pt"/>
    </style:style>
    <style:style style:name="T3" style:family="text">
      <style:text-properties style:font-name="Lucida Bright" officeooo:rsid="000ff747"/>
    </style:style>
    <style:style style:name="T4" style:family="text">
      <style:text-properties style:font-name="Lucida Bright" fo:font-size="12pt" style:font-size-asian="12pt" style:font-size-complex="12pt"/>
    </style:style>
    <style:style style:name="T5" style:family="text">
      <style:text-properties officeooo:rsid="000ebd28"/>
    </style:style>
    <style:style style:name="T6" style:family="text">
      <style:text-properties officeooo:rsid="000ff747"/>
    </style:style>
    <style:style style:name="T7" style:family="text">
      <style:text-properties officeooo:rsid="0014107f"/>
    </style:style>
    <style:style style:name="T8" style:family="text">
      <style:text-properties fo:color="#000000" style:font-name="Lucida Bright"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Heading_20_1_20_Char">Concept</text:span></text:h>
      <text:p text:style-name="P6"><text:span text:style-name="Default_20_Paragraph_20_Font"><text:span text:style-name="T2"/></text:span></text:p>
      <text:p text:style-name="P5"><text:span text:style-name="T5">Our</text:span> web application will display a map (<text:span text:style-name="T5">using </text:span>Google <text:span text:style-name="T5">M</text:span>aps’ interface) showing different locations with an image attached (such as universities) or displaying a route on the map with checkpoints. <text:span text:style-name="T5">The scope of these specific locations will be restricted to the United Kingdom for practical purposes. However this will not prevent the user from viewing routes outside of this area. To produce the desired output (which can vary between users), the application will take GPX files as input.</text:span></text:p>
      <text:p text:style-name="P5"/>
      <text:p text:style-name="P4">The web application will also have some pr<text:span text:style-name="T7">e-defined configurations (mostly routes) available for preview.</text:span></text:p>
      <text:p text:style-name="P5"/>
      <text:p text:style-name="P5">Using buttons, one can have a preview of several routes <text:span text:style-name="T5">tailored</text:span> to different <text:span text:style-name="T5">activities</text:span> (such as running, walking, <text:span text:style-name="T5">cycling or driving</text:span>) with a few choices for each type of activity. <text:span text:style-name="T5">The user would also be able to get an estimate of the required time to complete different routes.</text:span></text:p>
      <text:p text:style-name="P3">Depending on the selected activity we can display altitude (mean, maximum, minimum), route length, number of checkpoint in the route, average speed and other information based on needs. It will show the route with a line or dots. With a click on the map the user can also get the <text:span text:style-name="T6">precise </text:span>coordinates of the selected area.</text:p>
      <text:p text:style-name="P3"/>
      <text:p text:style-name="Standard"><text:span text:style-name="Heading_20_1_20_Char"><text:span text:style-name="T8">The web application could also feature different scenarios which could be toggled by buttons. A user could view the different scenarios, which could server a suggestion depending on the contex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18-10-19T16:09:00Z</meta:creation-date>
    <dc:date>2018-10-26T16:03:56.607303776</dc:date>
    <meta:editing-cycles>7</meta:editing-cycles>
    <meta:editing-duration>PT1H2M43S</meta:editing-duration>
    <meta:document-statistic meta:table-count="0" meta:image-count="0" meta:object-count="0" meta:page-count="1" meta:paragraph-count="6" meta:word-count="227" meta:character-count="1392" meta:non-whitespace-character-count="1171"/>
    <meta:template xlink:type="simple" xlink:actuate="onRequest" xlink:title="" xlink:href="Normal.dotm"/>
  </office:meta>
</office:document-meta>
</file>